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3" style:family="paragraph" style:parent-style-name="Standard">
      <style:paragraph-properties fo:padding="0in" fo:border="none"/>
    </style:style>
    <style:style style:name="P4" style:family="paragraph" style:parent-style-name="Standard">
      <style:paragraph-properties fo:text-align="center" style:justify-single-word="false" fo:padding="0in" fo:border="none"/>
    </style:style>
    <style:style style:name="P5" style:family="paragraph" style:parent-style-name="Heading_20_1">
      <style:paragraph-properties fo:padding="0in" fo:border="none"/>
    </style:style>
    <style:style style:name="P6" style:family="paragraph" style:parent-style-name="Heading_20_2">
      <style:paragraph-properties fo:padding="0in" fo:border="none"/>
    </style:style>
    <style:style style:name="P7" style:family="paragraph" style:parent-style-name="Subtitle">
      <style:paragraph-properties fo:padding="0in" fo:border="none"/>
    </style:style>
    <style:style style:name="P8" style:family="paragraph" style:parent-style-name="Subtitle">
      <style:paragraph-properties fo:text-align="center" style:justify-single-word="false" fo:padding="0in" fo:border="none"/>
    </style:style>
    <style:style style:name="P9" style:family="paragraph" style:parent-style-name="Title">
      <style:paragraph-properties fo:padding="0in" fo:border="none"/>
      <style:text-properties officeooo:rsid="001c590f" officeooo:paragraph-rsid="001c590f"/>
    </style:style>
    <style:style style:name="P10" style:family="paragraph" style:parent-style-name="Heading_20_1">
      <style:paragraph-properties fo:break-before="page" fo:padding="0in" fo:border="none"/>
    </style:style>
    <style:style style:name="P11"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3c162" officeooo:paragraph-rsid="0013c162" style:font-size-asian="18pt" style:font-style-asian="italic" style:font-size-complex="18pt"/>
    </style:style>
    <style:style style:name="P12" style:family="paragraph" style:parent-style-name="Standard">
      <style:text-properties officeooo:paragraph-rsid="001ebe74"/>
    </style:style>
    <style:style style:name="P13" style:family="paragraph" style:parent-style-name="Standard">
      <style:text-properties officeooo:rsid="00237668" officeooo:paragraph-rsid="00237668"/>
    </style:style>
    <style:style style:name="P14" style:family="paragraph" style:parent-style-name="Standard" style:master-page-name="Standard">
      <style:paragraph-properties fo:text-align="center" style:justify-single-word="false" style:page-number="1" fo:padding="0in" fo:border="none"/>
    </style:style>
    <style:style style:name="P15" style:family="paragraph" style:parent-style-name="Standard" style:list-style-name="WWNum1">
      <style:paragraph-properties fo:margin-left="0.5in" fo:margin-right="0in" fo:margin-top="0.0835in" fo:margin-bottom="0in" loext:contextual-spacing="false" fo:text-indent="-0.25in" style:auto-text-indent="false"/>
    </style:style>
    <style:style style:name="P16" style:family="paragraph" style:parent-style-name="Standard" style:list-style-name="WWNum2">
      <style:paragraph-properties fo:margin-left="0.5in" fo:margin-right="0in" fo:margin-top="0.0835in" fo:margin-bottom="0in" loext:contextual-spacing="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text-indent="-0.25in" style:auto-text-indent="false"/>
    </style:style>
    <style:style style:name="P18" style:family="paragraph" style:parent-style-name="Standard" style:list-style-name="WWNum1">
      <style:paragraph-properties fo:margin-left="0.5in" fo:margin-right="0in" fo:margin-top="0in" fo:margin-bottom="0.0835in" loext:contextual-spacing="false" fo:text-indent="-0.25in" style:auto-text-indent="false"/>
    </style:style>
    <style:style style:name="P19" style:family="paragraph" style:parent-style-name="Standard" style:list-style-name="WWNum2">
      <style:paragraph-properties fo:margin-left="0.5in" fo:margin-right="0in" fo:margin-top="0in" fo:margin-bottom="0.0835in" loext:contextual-spacing="false" fo:text-indent="-0.25in" style:auto-text-indent="false"/>
    </style:style>
    <style:style style:name="P20" style:family="paragraph" style:parent-style-name="Standard" style:list-style-name="WWNum1">
      <style:paragraph-properties fo:margin-left="0.25in" fo:margin-right="0in" fo:margin-top="0in" fo:margin-bottom="0.0835in" loext:contextual-spacing="false" fo:text-indent="0in" style:auto-text-indent="false"/>
      <style:text-properties officeooo:rsid="00199aff" officeooo:paragraph-rsid="00199aff"/>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3c162" style:font-name-asian="Arial1" style:font-size-asian="10pt" style:font-style-asian="italic" style:font-name-complex="Arial1" style:font-size-complex="10pt"/>
    </style:style>
    <style:style style:name="T4" style:family="text">
      <style:text-properties officeooo:rsid="001fcea3"/>
    </style:style>
    <style:style style:name="T5" style:family="text">
      <style:text-properties officeooo:rsid="001ebe74"/>
    </style:style>
    <style:style style:name="T6" style:family="text">
      <style:text-properties officeooo:rsid="00214f6f"/>
    </style:style>
    <style:style style:name="T7" style:family="text">
      <style:text-properties officeooo:rsid="0021f172"/>
    </style:style>
    <style:style style:name="T8" style:family="text">
      <style:text-properties officeooo:rsid="00284512"/>
    </style:style>
    <style:style style:name="T9" style:family="text">
      <style:text-properties officeooo:rsid="00295a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text:p>
      <text:p text:style-name="P4"/>
      <text:p text:style-name="P3"/>
      <text:p text:style-name="P7"><text:bookmark text:name="_obz2hpz69ku"/>Evidence Collected During the <text:line-break/>Design and Creation of a Website:</text:p>
      <text:p text:style-name="P9"><text:bookmark text:name="_4vckve4h0m19"/>The history of Linux</text:p>
      <text:p text:style-name="P8"><text:bookmark text:name="_3v3mnrb33b32"/>by</text:p>
      <text:p text:style-name="P11">Justin Muirhead</text:p>
      <text:p text:style-name="P4"><text:bookmark text:name="_30j0zll"/></text:p>
      <text:p text:style-name="P3"/>
      <text:p text:style-name="P6"><text:bookmark text:name="_8mq40ijcpkxu"/></text:p>
      <text:p text:style-name="P6"><text:bookmark text:name="_4x5le3kt3ui1"/></text:p>
      <text:p text:style-name="P10"><text:bookmark text:name="_tzl27jvk31fo"/>Evidence of Testing</text:p>
      <text:list xml:id="list2371848281" text:style-name="WWNum1">
        <text:list-item>
          <text:p text:style-name="P15">Spelling / Information accuracy</text:p>
        </text:list-item>
        <text:list-item>
          <text:p text:style-name="P17">HTML / CSS validation</text:p>
        </text:list-item>
        <text:list-item>
          <text:p text:style-name="P17">Browser testing </text:p>
        </text:list-item>
        <text:list-item>
          <text:p text:style-name="P17">Usability testing</text:p>
        </text:list-item>
        <text:list-item>
          <text:p text:style-name="P17">Requirements / functionality testing</text:p>
        </text:list-item>
        <text:list-item>
          <text:p text:style-name="P18">etc. </text:p>
          <text:p text:style-name="P20">On GitHub in the various branches are the results of testing various components of the website</text:p>
        </text:list-item>
      </text:list>
      <text:p text:style-name="Standard"/>
      <text:p text:style-name="Heading_20_1"><text:bookmark text:name="_8br6ygzhlqrk"/>Describe relevant implications</text:p>
      <text:list xml:id="list2125770131" text:style-name="WWNum2">
        <text:list-item>
          <text:p text:style-name="P16">Privacy described</text:p>
        </text:list-item>
        <text:list-item>
          <text:p text:style-name="P19">Copyright described</text:p>
        </text:list-item>
      </text:list>
      <text:p text:style-name="P13">As my website doesn’t deal with user data or anything of the like, privacy issues don’t apply. All images of people are in the public domain e.g. the image of Ken Thompson and Dennis Ritchie was sourced from a <text:a xlink:type="simple" xlink:href="https://en.wikipedia.org/wiki/Jargon_File" text:style-name="Internet_20_link" text:visited-style-name="Visited_20_Internet_20_Link">book</text:a> that is in the public domain. Other images are released under license<text:span text:style-name="T8">s</text:span> such as the CC0 license. All of the work used in my website is either public domain or published under a license such as the CC0 license, thus I have permission from the copyright holders to use the works, as long as the images are credited with a link to the original source which will be done in either the footnotes/references section at the bottom of the website or the &lt;figcaption&gt; of the image.</text:p>
      <text:p text:style-name="Heading_20_1"><text:bookmark text:name="_es3i61htlnex"/>Relevant implications addressed</text:p>
      <text:p text:style-name="P3"/>
      <text:p text:style-name="P5"><text:bookmark text:name="_6a3oznvdhr6j"/>Evidence Relating to Ethical, Moral and Legal Issues</text:p>
      <text:p text:style-name="P3"/>
      <text:p text:style-name="P3"/>
      <text:p text:style-name="P5"><text:bookmark text:name="_rcnsixvcjpsq"/><text:soft-page-break/>Evidence of refinement in the design process</text:p>
      <text:p text:style-name="P3"/>
      <text:p text:style-name="Heading_20_1"><text:bookmark text:name="_ax2rvua2uyxg"/>Evidence of refinement in the development process</text:p>
      <text:p text:style-name="P12"><text:span text:style-name="T5">in the commits on development and master branches on GitHub. In commit e7500fab2df6290d380fe445a4012653d542706c I ran my favicon through the website Favicon Generator for perfect icons on all browsers, this website generated a variety of favicons to suite different devices helping accessibility.</text:span><text:span text:style-name="T4"> Another thing I did for accessibility was commit 5e0868fab2739bc8dd9618420941cfbbc98efe5a this was a fix for “rubber-banding”, a feature of Apple’s Safari browser, this fix helped Safari users to view the navbar under rubber-banding circumstances instead of the navbar erroneously di</text:span><text:span text:style-name="T6">sappearing</text:span><text:span text:style-name="T4">. </text:span><text:span text:style-name="T7">In commit 235012afa4c31f4e56e98cd5f10d1c03a1d7c4c3 I put my CSS code through the autoprefixer at </text:span><text:a xlink:type="simple" xlink:href="https://autoprefixer.github.io/" text:style-name="Internet_20_link" text:visited-style-name="Visited_20_Internet_20_Link">Autoprefixer CSS online</text:a>, <text:span text:style-name="T7">this is to make the website more accessible for people browsing on older browsers and older versions of browsers like Microsoft’s Internet Explorer</text:span></text:p>
      <text:p text:style-name="Standard"/>
      <text:p text:style-name="P5"><text:bookmark text:name="_dlh157z7h0pc"/>Evidence of refinement due to testing</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3c162"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text:span><text:span text:style-name="MT1"> </text:span><text:span text:style-name="MT2">(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text:page-number><text:span text:style-name="MT2"><text:s/>of </text:span><text:page-count>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5-21T13:41:08.458978343</dc:date>
    <meta:editing-duration>PT6H35M18S</meta:editing-duration>
    <meta:editing-cycles>10</meta:editing-cycles>
    <meta:document-statistic meta:table-count="0" meta:image-count="0" meta:object-count="0" meta:page-count="3" meta:paragraph-count="25" meta:word-count="357" meta:character-count="2258" meta:non-whitespace-character-count="1930"/>
  </office:meta>
</office:document-meta>
</file>